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7000000D5125216D13C4ECAAC.png" manifest:media-type="image/png"/>
  <manifest:file-entry manifest:full-path="Pictures/100000000000031D000000D5ADF6CB2764D25FDA.png" manifest:media-type="image/png"/>
  <manifest:file-entry manifest:full-path="Pictures/100000000000031E000000BDCAA59600707C4734.png" manifest:media-type="image/png"/>
  <manifest:file-entry manifest:full-path="Pictures/10000000000003190000007BF18021E51BDF49A2.png" manifest:media-type="image/png"/>
  <manifest:file-entry manifest:full-path="Pictures/10000000000003F60000008A47AC15F5E0EEE1BF.png" manifest:media-type="image/png"/>
  <manifest:file-entry manifest:full-path="Pictures/100000000000031D000000CCDD0A489AC20FFCBF.png" manifest:media-type="image/png"/>
  <manifest:file-entry manifest:full-path="Pictures/10000000000004EF0000018D24F9AC515A6075D5.png" manifest:media-type="image/png"/>
  <manifest:file-entry manifest:full-path="Pictures/10000000000003170000011F83164B01723CD828.png" manifest:media-type="image/png"/>
  <manifest:file-entry manifest:full-path="Pictures/100000000000034A000002F4B170FB9E96CAF49B.png" manifest:media-type="image/png"/>
  <manifest:file-entry manifest:full-path="Pictures/10000000000006420000009BE4BB4BAF82592BBC.png" manifest:media-type="image/png"/>
  <manifest:file-entry manifest:full-path="Pictures/100000000000063A000000DC715F0C1AE94354C3.png" manifest:media-type="image/png"/>
  <manifest:file-entry manifest:full-path="Pictures/1000000000000316000000FDC921729ED5C58B5A.png" manifest:media-type="image/png"/>
  <manifest:file-entry manifest:full-path="Pictures/100000000000062D0000009D814B3EBE0E87487C.png" manifest:media-type="image/png"/>
  <manifest:file-entry manifest:full-path="Pictures/10000000000003440000006CC5F95C1F589E13AD.png" manifest:media-type="image/png"/>
  <manifest:file-entry manifest:full-path="Pictures/10000000000004F80000018F1777ACED15C84C2F.png" manifest:media-type="image/png"/>
  <manifest:file-entry manifest:full-path="Pictures/100000000000031700000127AA16D680D35DDF95.png" manifest:media-type="image/png"/>
  <manifest:file-entry manifest:full-path="Pictures/1000000000000630000000C7D7D34AE41F36EF31.png" manifest:media-type="image/png"/>
  <manifest:file-entry manifest:full-path="Pictures/100000000000063B000001FDA2D48454BE3D0C8C.png" manifest:media-type="image/png"/>
  <manifest:file-entry manifest:full-path="Pictures/100000000000048F000000B062301A84E8194618.png" manifest:media-type="image/png"/>
  <manifest:file-entry manifest:full-path="Pictures/100000000000032100000157B32A0A61BA8BEB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3b9df" officeooo:paragraph-rsid="0003b9df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3b9df" officeooo:paragraph-rsid="0003b9df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инамика. Движение по окружности.</text:p>
      <text:p text:style-name="P1"/>
      <text:p text:style-name="P1"><draw:frame draw:style-name="fr2" draw:name="Image3" text:anchor-type="char" svg:width="17cm" svg:height="2.134cm" draw:z-index="0"><draw:image xlink:href="Pictures/1000000000000630000000C7D7D34AE41F36EF31.png" xlink:type="simple" xlink:show="embed" xlink:actuate="onLoad" loext:mime-type="image/png"/></draw:frame><draw:frame draw:style-name="fr1" draw:name="Image4" text:anchor-type="char" svg:x="0cm" svg:y="2.133cm" svg:width="17cm" svg:height="5.343cm" draw:z-index="1"><draw:image xlink:href="Pictures/10000000000004EF0000018D24F9AC515A6075D5.png" xlink:type="simple" xlink:show="embed" xlink:actuate="onLoad" loext:mime-type="image/png"/></draw:frame><draw:frame draw:style-name="fr1" draw:name="Image1" text:anchor-type="char" svg:x="0.106cm" svg:y="7.989cm" svg:width="17cm" svg:height="1.644cm" draw:z-index="2"><draw:image xlink:href="Pictures/10000000000006420000009BE4BB4BAF82592BBC.png" xlink:type="simple" xlink:show="embed" xlink:actuate="onLoad" loext:mime-type="image/png"/></draw:frame><draw:frame draw:style-name="fr1" draw:name="Image5" text:anchor-type="char" svg:x="0cm" svg:y="10.082cm" svg:width="17cm" svg:height="2.346cm" draw:z-index="3"><draw:image xlink:href="Pictures/100000000000063A000000DC715F0C1AE94354C3.png" xlink:type="simple" xlink:show="embed" xlink:actuate="onLoad" loext:mime-type="image/png"/></draw:frame><draw:frame draw:style-name="fr1" draw:name="Image6" text:anchor-type="char" svg:x="-0.026cm" svg:y="12.282cm" svg:width="17cm" svg:height="5.443cm" draw:z-index="4"><draw:image xlink:href="Pictures/1000000000000316000000FDC921729ED5C58B5A.png" xlink:type="simple" xlink:show="embed" xlink:actuate="onLoad" loext:mime-type="image/png"/></draw:frame></text:p>
      <text:p text:style-name="P1"><draw:frame draw:style-name="fr2" draw:name="Image2" text:anchor-type="char" svg:width="17cm" svg:height="1.686cm" draw:z-index="5"><draw:image xlink:href="Pictures/100000000000062D0000009D814B3EBE0E87487C.png" xlink:type="simple" xlink:show="embed" xlink:actuate="onLoad" loext:mime-type="image/png"/></draw:frame><draw:frame draw:style-name="fr1" draw:name="Image7" text:anchor-type="char" svg:x="-0.026cm" svg:y="1.893cm" svg:width="17cm" svg:height="5.424cm" draw:z-index="6"><draw:image xlink:href="Pictures/100000000000063B000001FDA2D48454BE3D0C8C.png" xlink:type="simple" xlink:show="embed" xlink:actuate="onLoad" loext:mime-type="image/png"/></draw:frame></text:p>
      <text:p text:style-name="P1"><draw:frame draw:style-name="fr2" draw:name="Image8" text:anchor-type="char" svg:width="17cm" svg:height="5.332cm" draw:z-index="7"><draw:image xlink:href="Pictures/10000000000004F80000018F1777ACED15C84C2F.png" xlink:type="simple" xlink:show="embed" xlink:actuate="onLoad" loext:mime-type="image/png"/></draw:frame><draw:frame draw:style-name="fr1" draw:name="Image9" text:anchor-type="char" svg:x="0cm" svg:y="5.33cm" svg:width="17cm" svg:height="2.563cm" draw:z-index="8"><draw:image xlink:href="Pictures/100000000000048F000000B062301A84E8194618.png" xlink:type="simple" xlink:show="embed" xlink:actuate="onLoad" loext:mime-type="image/png"/></draw:frame><draw:frame draw:style-name="fr1" draw:name="Image10" text:anchor-type="char" svg:x="0cm" svg:y="7.892cm" svg:width="17cm" svg:height="6.339cm" draw:z-index="9"><draw:image xlink:href="Pictures/100000000000031700000127AA16D680D35DDF95.png" xlink:type="simple" xlink:show="embed" xlink:actuate="onLoad" loext:mime-type="image/png"/></draw:frame><draw:frame draw:style-name="fr1" draw:name="Image11" text:anchor-type="char" svg:x="0cm" svg:y="14.229cm" svg:width="17cm" svg:height="7.28cm" draw:z-index="10"><draw:image xlink:href="Pictures/100000000000032100000157B32A0A61BA8BEB76.png" xlink:type="simple" xlink:show="embed" xlink:actuate="onLoad" loext:mime-type="image/png"/></draw:frame><draw:frame draw:style-name="fr1" draw:name="Image12" text:anchor-type="char" svg:x="0cm" svg:y="21.507cm" svg:width="17cm" svg:height="2.196cm" draw:z-index="11"><draw:image xlink:href="Pictures/10000000000003440000006CC5F95C1F589E13AD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2" draw:name="Image13" text:anchor-type="char" svg:width="17cm" svg:height="15.265cm" draw:z-index="12"><draw:image xlink:href="Pictures/100000000000034A000002F4B170FB9E96CAF49B.png" xlink:type="simple" xlink:show="embed" xlink:actuate="onLoad" loext:mime-type="image/png"/></draw:frame><draw:frame draw:style-name="fr1" draw:name="Image14" text:anchor-type="char" svg:x="0cm" svg:y="15.263cm" svg:width="17cm" svg:height="4.35cm" draw:z-index="13"><draw:image xlink:href="Pictures/100000000000031D000000CCDD0A489AC20FFCBF.png" xlink:type="simple" xlink:show="embed" xlink:actuate="onLoad" loext:mime-type="image/png"/></draw:frame><text:soft-page-break/></text:p>
      <text:p text:style-name="P1"><draw:frame draw:style-name="fr1" draw:name="Image15" text:anchor-type="char" svg:x="0cm" svg:y="4.346cm" svg:width="17cm" svg:height="2.312cm" draw:z-index="14"><draw:image xlink:href="Pictures/10000000000003F60000008A47AC15F5E0EEE1BF.png" xlink:type="simple" xlink:show="embed" xlink:actuate="onLoad" loext:mime-type="image/png"/></draw:frame><draw:frame draw:style-name="fr1" draw:name="Image16" text:anchor-type="char" svg:x="0cm" svg:y="6.657cm" svg:width="17cm" svg:height="2.635cm" draw:z-index="15"><draw:image xlink:href="Pictures/10000000000003190000007BF18021E51BDF49A2.png" xlink:type="simple" xlink:show="embed" xlink:actuate="onLoad" loext:mime-type="image/png"/></draw:frame></text:p>
      <text:p text:style-name="P1"><draw:frame draw:style-name="fr1" draw:name="Image17" text:anchor-type="char" svg:x="0cm" svg:y="-0.82cm" svg:width="17cm" svg:height="4.027cm" draw:z-index="16"><draw:image xlink:href="Pictures/100000000000031E000000BDCAA59600707C4734.png" xlink:type="simple" xlink:show="embed" xlink:actuate="onLoad" loext:mime-type="image/png"/></draw:frame><draw:frame draw:style-name="fr1" draw:name="Image18" text:anchor-type="char" svg:x="0cm" svg:y="3.205cm" svg:width="17cm" svg:height="4.542cm" draw:z-index="17"><draw:image xlink:href="Pictures/100000000000031D000000D5ADF6CB2764D25FDA.png" xlink:type="simple" xlink:show="embed" xlink:actuate="onLoad" loext:mime-type="image/png"/></draw:frame><draw:frame draw:style-name="fr1" draw:name="Image19" text:anchor-type="char" svg:x="0cm" svg:y="7.745cm" svg:width="17cm" svg:height="6.167cm" draw:z-index="18"><draw:image xlink:href="Pictures/10000000000003170000011F83164B01723CD828.png" xlink:type="simple" xlink:show="embed" xlink:actuate="onLoad" loext:mime-type="image/png"/></draw:frame><draw:frame draw:style-name="fr1" draw:name="Image20" text:anchor-type="char" svg:x="0cm" svg:y="13.91cm" svg:width="17cm" svg:height="4.486cm" draw:z-index="19"><draw:image xlink:href="Pictures/1000000000000327000000D5125216D13C4ECAAC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22:24:29.126487612</meta:creation-date>
    <dc:date>2022-07-06T08:24:25.602401328</dc:date>
    <meta:editing-duration>PT7M35S</meta:editing-duration>
    <meta:editing-cycles>2</meta:editing-cycles>
    <meta:generator>LibreOffice/6.4.7.2$Linux_X86_64 LibreOffice_project/40$Build-2</meta:generator>
    <meta:document-statistic meta:table-count="0" meta:image-count="20" meta:object-count="0" meta:page-count="4" meta:paragraph-count="1" meta:word-count="4" meta:character-count="33" meta:non-whitespace-character-count="30"/>
  </office:meta>
</office:document-meta>
</file>